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solid" draw:fill-color="#dddddd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b2b2b2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1"/>
    </style:style>
    <style:style style:name="gr7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solid" draw:fill-color="#ddddd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b2b2b2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000001"/>
    </style:style>
    <style:style style:name="P8" style:family="paragraph">
      <loext:graphic-properties draw:fill="none"/>
    </style:style>
    <style:style style:name="T1" style:family="text">
      <style:text-properties fo:color="#666666" style:font-name="Fira Sans1" fo:font-size="10pt" fo:font-weight="bold" style:font-size-asian="10pt" style:font-name-complex="Fira Sans1" style:font-size-complex="10pt" style:font-weight-complex="bold"/>
    </style:style>
    <style:style style:name="T2" style:family="text">
      <style:text-properties fo:color="#666666" style:font-name="Fira Sans1" fo:font-size="10pt" fo:font-style="italic" style:font-size-asian="10pt" style:font-name-complex="Fira Sans1" style:font-size-complex="10pt" style:font-style-complex="italic"/>
    </style:style>
    <style:style style:name="T3" style:family="text">
      <style:text-properties fo:color="#666666" style:font-name="Fira Sans1" fo:font-size="10pt" fo:font-style="italic" fo:font-weight="bold" style:font-size-asian="10pt" style:font-name-complex="Fira Sans1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531cm" svg:height="0.625cm" svg:x="1.986cm" svg:y="1.001cm" svg:viewBox="0 0 5532 626" draw:points="0,626 5532,626 5532,0 0,0">
          <text:p/>
        </draw:polygon>
        <draw:polygon draw:style-name="gr1" draw:text-style-name="P1" draw:layer="layout" svg:width="5.535cm" svg:height="1.253cm" svg:x="7.517cm" svg:y="1.001cm" svg:viewBox="0 0 5536 1254" draw:points="0,1254 5536,1254 5536,0 0,0">
          <text:p/>
        </draw:polygon>
        <draw:polygon draw:style-name="gr1" draw:text-style-name="P1" draw:layer="layout" svg:width="5.934cm" svg:height="0.625cm" svg:x="13.052cm" svg:y="1.001cm" svg:viewBox="0 0 5935 626" draw:points="0,626 5935,626 5935,0 0,0">
          <text:p/>
        </draw:polygon>
        <draw:polygon draw:style-name="gr1" draw:text-style-name="P1" draw:layer="layout" svg:width="5.531cm" svg:height="0.628cm" svg:x="1.986cm" svg:y="1.626cm" svg:viewBox="0 0 5532 629" draw:points="0,629 5532,629 5532,0 0,0">
          <text:p/>
        </draw:polygon>
        <draw:polygon draw:style-name="gr1" draw:text-style-name="P1" draw:layer="layout" svg:width="5.934cm" svg:height="0.628cm" svg:x="13.052cm" svg:y="1.626cm" svg:viewBox="0 0 5935 629" draw:points="0,629 5935,629 5935,0 0,0">
          <text:p/>
        </draw:polygon>
        <draw:polygon draw:style-name="gr2" draw:text-style-name="P2" draw:layer="layout" svg:width="4.79cm" svg:height="1.298cm" svg:x="2cm" svg:y="2.998cm" svg:viewBox="0 0 4791 1299" draw:points="0,1299 4791,1299 4791,0 0,0">
          <text:p/>
        </draw:polygon>
        <draw:polygon draw:style-name="gr2" draw:text-style-name="P2" draw:layer="layout" svg:width="5.225cm" svg:height="1.298cm" svg:x="6.79cm" svg:y="2.998cm" svg:viewBox="0 0 5226 1299" draw:points="0,1299 5226,1299 5226,0 0,0">
          <text:p/>
        </draw:polygon>
        <draw:polygon draw:style-name="gr2" draw:text-style-name="P2" draw:layer="layout" svg:width="4.001cm" svg:height="1.298cm" svg:x="12.015cm" svg:y="2.998cm" svg:viewBox="0 0 4002 1299" draw:points="0,1299 4002,1299 4002,0 0,0">
          <text:p/>
        </draw:polygon>
        <draw:polygon draw:style-name="gr2" draw:text-style-name="P2" draw:layer="layout" svg:width="2.984cm" svg:height="1.298cm" svg:x="16.016cm" svg:y="2.998cm" svg:viewBox="0 0 2985 1299" draw:points="0,1299 2985,1299 2985,0 0,0">
          <text:p/>
        </draw:polygon>
        <draw:polygon draw:style-name="gr1" draw:text-style-name="P1" draw:layer="layout" svg:width="4.79cm" svg:height="1.895cm" svg:x="2cm" svg:y="4.296cm" svg:viewBox="0 0 4791 1896" draw:points="0,1896 4791,1896 4791,0 0,0">
          <text:p/>
        </draw:polygon>
        <draw:polygon draw:style-name="gr1" draw:text-style-name="P1" draw:layer="layout" svg:width="5.225cm" svg:height="1.895cm" svg:x="6.79cm" svg:y="4.296cm" svg:viewBox="0 0 5226 1896" draw:points="0,1896 5226,1896 5226,0 0,0">
          <text:p/>
        </draw:polygon>
        <draw:polygon draw:style-name="gr1" draw:text-style-name="P1" draw:layer="layout" svg:width="4.001cm" svg:height="1.895cm" svg:x="12.015cm" svg:y="4.296cm" svg:viewBox="0 0 4002 1896" draw:points="0,1896 4002,1896 4002,0 0,0">
          <text:p/>
        </draw:polygon>
        <draw:polygon draw:style-name="gr1" draw:text-style-name="P1" draw:layer="layout" svg:width="2.984cm" svg:height="1.895cm" svg:x="16.016cm" svg:y="4.296cm" svg:viewBox="0 0 2985 1896" draw:points="0,1896 2985,1896 2985,0 0,0">
          <text:p/>
        </draw:polygon>
        <draw:polygon draw:style-name="gr1" draw:text-style-name="P1" draw:layer="layout" svg:width="4.79cm" svg:height="2.321cm" svg:x="2cm" svg:y="6.191cm" svg:viewBox="0 0 4791 2322" draw:points="0,2322 4791,2322 4791,0 0,0">
          <text:p/>
        </draw:polygon>
        <draw:polygon draw:style-name="gr1" draw:text-style-name="P1" draw:layer="layout" svg:width="5.225cm" svg:height="2.321cm" svg:x="6.79cm" svg:y="6.191cm" svg:viewBox="0 0 5226 2322" draw:points="0,2322 5226,2322 5226,0 0,0">
          <text:p/>
        </draw:polygon>
        <draw:polygon draw:style-name="gr1" draw:text-style-name="P1" draw:layer="layout" svg:width="4.001cm" svg:height="2.321cm" svg:x="12.015cm" svg:y="6.191cm" svg:viewBox="0 0 4002 2322" draw:points="0,2322 4002,2322 4002,0 0,0">
          <text:p/>
        </draw:polygon>
        <draw:polygon draw:style-name="gr1" draw:text-style-name="P1" draw:layer="layout" svg:width="2.984cm" svg:height="2.321cm" svg:x="16.016cm" svg:y="6.191cm" svg:viewBox="0 0 2985 2322" draw:points="0,2322 2985,2322 2985,0 0,0">
          <text:p/>
        </draw:polygon>
        <draw:polygon draw:style-name="gr1" draw:text-style-name="P1" draw:layer="layout" svg:width="4.79cm" svg:height="2.741cm" svg:x="2cm" svg:y="8.512cm" svg:viewBox="0 0 4791 2742" draw:points="0,2742 4791,2742 4791,0 0,0">
          <text:p/>
        </draw:polygon>
        <draw:polygon draw:style-name="gr1" draw:text-style-name="P1" draw:layer="layout" svg:width="5.225cm" svg:height="2.741cm" svg:x="6.79cm" svg:y="8.512cm" svg:viewBox="0 0 5226 2742" draw:points="0,2742 5226,2742 5226,0 0,0">
          <text:p/>
        </draw:polygon>
        <draw:polygon draw:style-name="gr1" draw:text-style-name="P1" draw:layer="layout" svg:width="4.001cm" svg:height="2.741cm" svg:x="12.015cm" svg:y="8.512cm" svg:viewBox="0 0 4002 2742" draw:points="0,2742 4002,2742 4002,0 0,0">
          <text:p/>
        </draw:polygon>
        <draw:polygon draw:style-name="gr1" draw:text-style-name="P1" draw:layer="layout" svg:width="2.984cm" svg:height="2.741cm" svg:x="16.016cm" svg:y="8.512cm" svg:viewBox="0 0 2985 2742" draw:points="0,2742 2985,2742 2985,0 0,0">
          <text:p/>
        </draw:polygon>
        <draw:polygon draw:style-name="gr1" draw:text-style-name="P1" draw:layer="layout" svg:width="4.79cm" svg:height="1.517cm" svg:x="2cm" svg:y="11.253cm" svg:viewBox="0 0 4791 1518" draw:points="0,1518 4791,1518 4791,0 0,0">
          <text:p/>
        </draw:polygon>
        <draw:polygon draw:style-name="gr1" draw:text-style-name="P1" draw:layer="layout" svg:width="5.225cm" svg:height="1.517cm" svg:x="6.79cm" svg:y="11.253cm" svg:viewBox="0 0 5226 1518" draw:points="0,1518 5226,1518 5226,0 0,0">
          <text:p/>
        </draw:polygon>
        <draw:polygon draw:style-name="gr1" draw:text-style-name="P1" draw:layer="layout" svg:width="4.001cm" svg:height="1.517cm" svg:x="12.015cm" svg:y="11.253cm" svg:viewBox="0 0 4002 1518" draw:points="0,1518 4002,1518 4002,0 0,0">
          <text:p/>
        </draw:polygon>
        <draw:polygon draw:style-name="gr1" draw:text-style-name="P1" draw:layer="layout" svg:width="2.984cm" svg:height="1.517cm" svg:x="16.016cm" svg:y="11.253cm" svg:viewBox="0 0 2985 1518" draw:points="0,1518 2985,1518 2985,0 0,0">
          <text:p/>
        </draw:polygon>
        <draw:polygon draw:style-name="gr1" draw:text-style-name="P1" draw:layer="layout" svg:width="4.79cm" svg:height="1.471cm" svg:x="2cm" svg:y="12.77cm" svg:viewBox="0 0 4791 1472" draw:points="0,1472 4791,1472 4791,0 0,0">
          <text:p/>
        </draw:polygon>
        <draw:polygon draw:style-name="gr1" draw:text-style-name="P1" draw:layer="layout" svg:width="5.225cm" svg:height="1.471cm" svg:x="6.79cm" svg:y="12.77cm" svg:viewBox="0 0 5226 1472" draw:points="0,1472 5226,1472 5226,0 0,0">
          <text:p/>
        </draw:polygon>
        <draw:polygon draw:style-name="gr1" draw:text-style-name="P1" draw:layer="layout" svg:width="4.001cm" svg:height="1.471cm" svg:x="12.015cm" svg:y="12.77cm" svg:viewBox="0 0 4002 1472" draw:points="0,1472 4002,1472 4002,0 0,0">
          <text:p/>
        </draw:polygon>
        <draw:polygon draw:style-name="gr1" draw:text-style-name="P1" draw:layer="layout" svg:width="2.984cm" svg:height="1.471cm" svg:x="16.016cm" svg:y="12.77cm" svg:viewBox="0 0 2985 1472" draw:points="0,1472 2985,1472 2985,0 0,0">
          <text:p/>
        </draw:polygon>
        <draw:polygon draw:style-name="gr3" draw:text-style-name="P3" draw:layer="layout" svg:width="5.665cm" svg:height="0.66cm" svg:x="2cm" svg:y="24.045cm" svg:viewBox="0 0 5666 661" draw:points="0,661 5666,661 5666,0 0,0">
          <text:p/>
        </draw:polygon>
        <draw:polygon draw:style-name="gr3" draw:text-style-name="P3" draw:layer="layout" svg:width="5.67cm" svg:height="0.66cm" svg:x="7.665cm" svg:y="24.045cm" svg:viewBox="0 0 5671 661" draw:points="0,661 5671,661 5671,0 0,0">
          <text:p/>
        </draw:polygon>
        <draw:polygon draw:style-name="gr3" draw:text-style-name="P3" draw:layer="layout" svg:width="5.665cm" svg:height="0.66cm" svg:x="13.335cm" svg:y="24.045cm" svg:viewBox="0 0 5666 661" draw:points="0,661 5666,661 5666,0 0,0">
          <text:p/>
        </draw:polygon>
        <draw:polygon draw:style-name="gr3" draw:text-style-name="P3" draw:layer="layout" svg:width="8.502cm" svg:height="0.617cm" svg:x="2cm" svg:y="24.712cm" svg:viewBox="0 0 8503 618" draw:points="0,618 8503,618 8503,0 0,0">
          <text:p/>
        </draw:polygon>
        <draw:polygon draw:style-name="gr3" draw:text-style-name="P3" draw:layer="layout" svg:width="8.498cm" svg:height="0.617cm" svg:x="10.502cm" svg:y="24.712cm" svg:viewBox="0 0 8499 618" draw:points="0,618 8499,618 8499,0 0,0">
          <text:p/>
        </draw:polygon>
        <draw:polygon draw:style-name="gr3" draw:text-style-name="P3" draw:layer="layout" svg:width="5.623cm" svg:height="0.66cm" svg:x="2cm" svg:y="26.26cm" svg:viewBox="0 0 5624 661" draw:points="0,661 5624,661 5624,0 0,0">
          <text:p/>
        </draw:polygon>
        <draw:polygon draw:style-name="gr3" draw:text-style-name="P3" draw:layer="layout" svg:width="5.68cm" svg:height="0.66cm" svg:x="7.623cm" svg:y="26.26cm" svg:viewBox="0 0 5681 661" draw:points="0,661 5681,661 5681,0 0,0">
          <text:p/>
        </draw:polygon>
        <draw:polygon draw:style-name="gr3" draw:text-style-name="P3" draw:layer="layout" svg:width="5.697cm" svg:height="0.66cm" svg:x="13.303cm" svg:y="26.26cm" svg:viewBox="0 0 5698 661" draw:points="0,661 5698,661 5698,0 0,0">
          <text:p/>
        </draw:polygon>
        <draw:polygon draw:style-name="gr3" draw:text-style-name="P3" draw:layer="layout" svg:width="4.498cm" svg:height="1.04cm" svg:x="2cm" svg:y="26.924cm" svg:viewBox="0 0 4499 1041" draw:points="0,1041 4499,1041 4499,0 0,0">
          <text:p/>
        </draw:polygon>
        <draw:polygon draw:style-name="gr3" draw:text-style-name="P3" draw:layer="layout" svg:width="7.987cm" svg:height="1.04cm" svg:x="6.498cm" svg:y="26.924cm" svg:viewBox="0 0 7988 1041" draw:points="0,1041 7988,1041 7988,0 0,0">
          <text:p/>
        </draw:polygon>
        <draw:polygon draw:style-name="gr3" draw:text-style-name="P3" draw:layer="layout" svg:width="4.515cm" svg:height="1.04cm" svg:x="14.485cm" svg:y="26.924cm" svg:viewBox="0 0 4516 1041" draw:points="0,1041 4516,1041 4516,0 0,0">
          <text:p/>
        </draw:polygon>
        <draw:polygon draw:style-name="gr1" draw:text-style-name="P1" draw:layer="layout" svg:width="5.531cm" svg:height="0.625cm" svg:x="1.986cm" svg:y="1.001cm" svg:viewBox="0 0 5532 626" draw:points="0,626 5532,626 5532,0 0,0">
          <text:p/>
        </draw:polygon>
        <draw:polygon draw:style-name="gr1" draw:text-style-name="P1" draw:layer="layout" svg:width="5.535cm" svg:height="1.253cm" svg:x="7.517cm" svg:y="1.001cm" svg:viewBox="0 0 5536 1254" draw:points="0,1254 5536,1254 5536,0 0,0">
          <text:p/>
        </draw:polygon>
        <draw:polygon draw:style-name="gr1" draw:text-style-name="P1" draw:layer="layout" svg:width="5.934cm" svg:height="0.625cm" svg:x="13.052cm" svg:y="1.001cm" svg:viewBox="0 0 5935 626" draw:points="0,626 5935,626 5935,0 0,0">
          <text:p/>
        </draw:polygon>
        <draw:polygon draw:style-name="gr1" draw:text-style-name="P1" draw:layer="layout" svg:width="5.531cm" svg:height="0.628cm" svg:x="1.986cm" svg:y="1.626cm" svg:viewBox="0 0 5532 629" draw:points="0,629 5532,629 5532,0 0,0">
          <text:p/>
        </draw:polygon>
        <draw:polygon draw:style-name="gr1" draw:text-style-name="P1" draw:layer="layout" svg:width="5.934cm" svg:height="0.628cm" svg:x="13.052cm" svg:y="1.626cm" svg:viewBox="0 0 5935 629" draw:points="0,629 5935,629 5935,0 0,0">
          <text:p/>
        </draw:polygon>
        <draw:polygon draw:style-name="gr2" draw:text-style-name="P2" draw:layer="layout" svg:width="4.79cm" svg:height="1.298cm" svg:x="2cm" svg:y="2.998cm" svg:viewBox="0 0 4791 1299" draw:points="0,1299 4791,1299 4791,0 0,0">
          <text:p/>
        </draw:polygon>
        <draw:polygon draw:style-name="gr2" draw:text-style-name="P2" draw:layer="layout" svg:width="5.225cm" svg:height="1.298cm" svg:x="6.79cm" svg:y="2.998cm" svg:viewBox="0 0 5226 1299" draw:points="0,1299 5226,1299 5226,0 0,0">
          <text:p/>
        </draw:polygon>
        <draw:polygon draw:style-name="gr2" draw:text-style-name="P2" draw:layer="layout" svg:width="4.001cm" svg:height="1.298cm" svg:x="12.015cm" svg:y="2.998cm" svg:viewBox="0 0 4002 1299" draw:points="0,1299 4002,1299 4002,0 0,0">
          <text:p/>
        </draw:polygon>
        <draw:polygon draw:style-name="gr2" draw:text-style-name="P2" draw:layer="layout" svg:width="2.984cm" svg:height="1.298cm" svg:x="16.016cm" svg:y="2.998cm" svg:viewBox="0 0 2985 1299" draw:points="0,1299 2985,1299 2985,0 0,0">
          <text:p/>
        </draw:polygon>
        <draw:polygon draw:style-name="gr1" draw:text-style-name="P1" draw:layer="layout" svg:width="4.79cm" svg:height="1.895cm" svg:x="2cm" svg:y="4.296cm" svg:viewBox="0 0 4791 1896" draw:points="0,1896 4791,1896 4791,0 0,0">
          <text:p/>
        </draw:polygon>
        <draw:polygon draw:style-name="gr1" draw:text-style-name="P1" draw:layer="layout" svg:width="5.225cm" svg:height="1.895cm" svg:x="6.79cm" svg:y="4.296cm" svg:viewBox="0 0 5226 1896" draw:points="0,1896 5226,1896 5226,0 0,0">
          <text:p/>
        </draw:polygon>
        <draw:polygon draw:style-name="gr1" draw:text-style-name="P1" draw:layer="layout" svg:width="4.001cm" svg:height="1.895cm" svg:x="12.015cm" svg:y="4.296cm" svg:viewBox="0 0 4002 1896" draw:points="0,1896 4002,1896 4002,0 0,0">
          <text:p/>
        </draw:polygon>
        <draw:polygon draw:style-name="gr1" draw:text-style-name="P1" draw:layer="layout" svg:width="2.984cm" svg:height="1.895cm" svg:x="16.016cm" svg:y="4.296cm" svg:viewBox="0 0 2985 1896" draw:points="0,1896 2985,1896 2985,0 0,0">
          <text:p/>
        </draw:polygon>
        <draw:polygon draw:style-name="gr1" draw:text-style-name="P1" draw:layer="layout" svg:width="4.79cm" svg:height="2.321cm" svg:x="2cm" svg:y="6.191cm" svg:viewBox="0 0 4791 2322" draw:points="0,2322 4791,2322 4791,0 0,0">
          <text:p/>
        </draw:polygon>
        <draw:polygon draw:style-name="gr1" draw:text-style-name="P1" draw:layer="layout" svg:width="5.225cm" svg:height="2.321cm" svg:x="6.79cm" svg:y="6.191cm" svg:viewBox="0 0 5226 2322" draw:points="0,2322 5226,2322 5226,0 0,0">
          <text:p/>
        </draw:polygon>
        <draw:polygon draw:style-name="gr1" draw:text-style-name="P1" draw:layer="layout" svg:width="4.001cm" svg:height="2.321cm" svg:x="12.015cm" svg:y="6.191cm" svg:viewBox="0 0 4002 2322" draw:points="0,2322 4002,2322 4002,0 0,0">
          <text:p/>
        </draw:polygon>
        <draw:polygon draw:style-name="gr1" draw:text-style-name="P1" draw:layer="layout" svg:width="2.984cm" svg:height="2.321cm" svg:x="16.016cm" svg:y="6.191cm" svg:viewBox="0 0 2985 2322" draw:points="0,2322 2985,2322 2985,0 0,0">
          <text:p/>
        </draw:polygon>
        <draw:polygon draw:style-name="gr1" draw:text-style-name="P1" draw:layer="layout" svg:width="4.79cm" svg:height="2.741cm" svg:x="2cm" svg:y="8.512cm" svg:viewBox="0 0 4791 2742" draw:points="0,2742 4791,2742 4791,0 0,0">
          <text:p/>
        </draw:polygon>
        <draw:polygon draw:style-name="gr1" draw:text-style-name="P1" draw:layer="layout" svg:width="5.225cm" svg:height="2.741cm" svg:x="6.79cm" svg:y="8.512cm" svg:viewBox="0 0 5226 2742" draw:points="0,2742 5226,2742 5226,0 0,0">
          <text:p/>
        </draw:polygon>
        <draw:polygon draw:style-name="gr1" draw:text-style-name="P1" draw:layer="layout" svg:width="4.001cm" svg:height="2.741cm" svg:x="12.015cm" svg:y="8.512cm" svg:viewBox="0 0 4002 2742" draw:points="0,2742 4002,2742 4002,0 0,0">
          <text:p/>
        </draw:polygon>
        <draw:polygon draw:style-name="gr1" draw:text-style-name="P1" draw:layer="layout" svg:width="2.984cm" svg:height="2.741cm" svg:x="16.016cm" svg:y="8.512cm" svg:viewBox="0 0 2985 2742" draw:points="0,2742 2985,2742 2985,0 0,0">
          <text:p/>
        </draw:polygon>
        <draw:polygon draw:style-name="gr1" draw:text-style-name="P1" draw:layer="layout" svg:width="4.79cm" svg:height="1.517cm" svg:x="2cm" svg:y="11.253cm" svg:viewBox="0 0 4791 1518" draw:points="0,1518 4791,1518 4791,0 0,0">
          <text:p/>
        </draw:polygon>
        <draw:polygon draw:style-name="gr1" draw:text-style-name="P1" draw:layer="layout" svg:width="5.225cm" svg:height="1.517cm" svg:x="6.79cm" svg:y="11.253cm" svg:viewBox="0 0 5226 1518" draw:points="0,1518 5226,1518 5226,0 0,0">
          <text:p/>
        </draw:polygon>
        <draw:polygon draw:style-name="gr1" draw:text-style-name="P1" draw:layer="layout" svg:width="4.001cm" svg:height="1.517cm" svg:x="12.015cm" svg:y="11.253cm" svg:viewBox="0 0 4002 1518" draw:points="0,1518 4002,1518 4002,0 0,0">
          <text:p/>
        </draw:polygon>
        <draw:polygon draw:style-name="gr1" draw:text-style-name="P1" draw:layer="layout" svg:width="2.984cm" svg:height="1.517cm" svg:x="16.016cm" svg:y="11.253cm" svg:viewBox="0 0 2985 1518" draw:points="0,1518 2985,1518 2985,0 0,0">
          <text:p/>
        </draw:polygon>
        <draw:polygon draw:style-name="gr1" draw:text-style-name="P1" draw:layer="layout" svg:width="4.79cm" svg:height="1.471cm" svg:x="2cm" svg:y="12.77cm" svg:viewBox="0 0 4791 1472" draw:points="0,1472 4791,1472 4791,0 0,0">
          <text:p/>
        </draw:polygon>
        <draw:polygon draw:style-name="gr1" draw:text-style-name="P1" draw:layer="layout" svg:width="5.225cm" svg:height="1.471cm" svg:x="6.79cm" svg:y="12.77cm" svg:viewBox="0 0 5226 1472" draw:points="0,1472 5226,1472 5226,0 0,0">
          <text:p/>
        </draw:polygon>
        <draw:polygon draw:style-name="gr1" draw:text-style-name="P1" draw:layer="layout" svg:width="4.001cm" svg:height="1.471cm" svg:x="12.015cm" svg:y="12.77cm" svg:viewBox="0 0 4002 1472" draw:points="0,1472 4002,1472 4002,0 0,0">
          <text:p/>
        </draw:polygon>
        <draw:polygon draw:style-name="gr1" draw:text-style-name="P1" draw:layer="layout" svg:width="2.984cm" svg:height="1.471cm" svg:x="16.016cm" svg:y="12.77cm" svg:viewBox="0 0 2985 1472" draw:points="0,1472 2985,1472 2985,0 0,0">
          <text:p/>
        </draw:polygon>
        <draw:polygon draw:style-name="gr3" draw:text-style-name="P3" draw:layer="layout" svg:width="5.665cm" svg:height="0.66cm" svg:x="2cm" svg:y="24.045cm" svg:viewBox="0 0 5666 661" draw:points="0,661 5666,661 5666,0 0,0">
          <text:p/>
        </draw:polygon>
        <draw:polygon draw:style-name="gr3" draw:text-style-name="P3" draw:layer="layout" svg:width="5.67cm" svg:height="0.66cm" svg:x="7.665cm" svg:y="24.045cm" svg:viewBox="0 0 5671 661" draw:points="0,661 5671,661 5671,0 0,0">
          <text:p/>
        </draw:polygon>
        <draw:polygon draw:style-name="gr3" draw:text-style-name="P3" draw:layer="layout" svg:width="5.665cm" svg:height="0.66cm" svg:x="13.335cm" svg:y="24.045cm" svg:viewBox="0 0 5666 661" draw:points="0,661 5666,661 5666,0 0,0">
          <text:p/>
        </draw:polygon>
        <draw:polygon draw:style-name="gr3" draw:text-style-name="P3" draw:layer="layout" svg:width="8.502cm" svg:height="0.617cm" svg:x="2cm" svg:y="24.712cm" svg:viewBox="0 0 8503 618" draw:points="0,618 8503,618 8503,0 0,0">
          <text:p/>
        </draw:polygon>
        <draw:polygon draw:style-name="gr3" draw:text-style-name="P3" draw:layer="layout" svg:width="8.498cm" svg:height="0.617cm" svg:x="10.502cm" svg:y="24.712cm" svg:viewBox="0 0 8499 618" draw:points="0,618 8499,618 8499,0 0,0">
          <text:p/>
        </draw:polygon>
        <draw:polygon draw:style-name="gr3" draw:text-style-name="P3" draw:layer="layout" svg:width="5.623cm" svg:height="0.66cm" svg:x="2cm" svg:y="26.26cm" svg:viewBox="0 0 5624 661" draw:points="0,661 5624,661 5624,0 0,0">
          <text:p/>
        </draw:polygon>
        <draw:polygon draw:style-name="gr3" draw:text-style-name="P3" draw:layer="layout" svg:width="5.68cm" svg:height="0.66cm" svg:x="7.623cm" svg:y="26.26cm" svg:viewBox="0 0 5681 661" draw:points="0,661 5681,661 5681,0 0,0">
          <text:p/>
        </draw:polygon>
        <draw:polygon draw:style-name="gr3" draw:text-style-name="P3" draw:layer="layout" svg:width="5.697cm" svg:height="0.66cm" svg:x="13.303cm" svg:y="26.26cm" svg:viewBox="0 0 5698 661" draw:points="0,661 5698,661 5698,0 0,0">
          <text:p/>
        </draw:polygon>
        <draw:polygon draw:style-name="gr3" draw:text-style-name="P3" draw:layer="layout" svg:width="4.498cm" svg:height="1.04cm" svg:x="2cm" svg:y="26.924cm" svg:viewBox="0 0 4499 1041" draw:points="0,1041 4499,1041 4499,0 0,0">
          <text:p/>
        </draw:polygon>
        <draw:polygon draw:style-name="gr3" draw:text-style-name="P3" draw:layer="layout" svg:width="7.987cm" svg:height="1.04cm" svg:x="6.498cm" svg:y="26.924cm" svg:viewBox="0 0 7988 1041" draw:points="0,1041 7988,1041 7988,0 0,0">
          <text:p/>
        </draw:polygon>
        <draw:polygon draw:style-name="gr3" draw:text-style-name="P3" draw:layer="layout" svg:width="4.515cm" svg:height="1.04cm" svg:x="14.485cm" svg:y="26.924cm" svg:viewBox="0 0 4516 1041" draw:points="0,1041 4516,1041 4516,0 0,0">
          <text:p/>
        </draw:polygon>
        <draw:polygon draw:style-name="gr4" draw:text-style-name="P4" draw:layer="layout" svg:width="5.542cm" svg:height="0.011cm" svg:x="1.982cm" svg:y="1.001cm" svg:viewBox="0 0 5543 12" draw:points="0,0 4,8 11,12 5533,12 5536,8 5543,0">
          <text:p/>
        </draw:polygon>
        <draw:polygon draw:style-name="gr4" draw:text-style-name="P4" draw:layer="layout" svg:width="5.545cm" svg:height="0.011cm" svg:x="7.514cm" svg:y="1.001cm" svg:viewBox="0 0 5546 12" draw:points="0,0 3,8 10,12 5536,12 5539,8 5546,0">
          <text:p/>
        </draw:polygon>
        <draw:polygon draw:style-name="gr4" draw:text-style-name="P4" draw:layer="layout" svg:width="5.944cm" svg:height="0.011cm" svg:x="13.049cm" svg:y="1.001cm" svg:viewBox="0 0 5945 12" draw:points="0,0 3,8 10,12 5934,12 5938,8 5945,0">
          <text:p/>
        </draw:polygon>
        <draw:polygon draw:style-name="gr4" draw:text-style-name="P4" draw:layer="layout" svg:width="5.531cm" svg:height="0.01cm" svg:x="1.986cm" svg:y="1.626cm" svg:viewBox="0 0 5532 11" draw:points="7,0 0,7 7,11 5529,11 5532,7 5529,0">
          <text:p/>
        </draw:polygon>
        <draw:polygon draw:style-name="gr4" draw:text-style-name="P4" draw:layer="layout" svg:width="5.934cm" svg:height="0.01cm" svg:x="13.052cm" svg:y="1.626cm" svg:viewBox="0 0 5935 11" draw:points="7,0 0,7 7,11 5931,11 5935,7 5931,0">
          <text:p/>
        </draw:polygon>
        <draw:polygon draw:style-name="gr4" draw:text-style-name="P4" draw:layer="layout" svg:width="5.542cm" svg:height="0.01cm" svg:x="1.982cm" svg:y="2.254cm" svg:viewBox="0 0 5543 11" draw:points="11,0 4,8 0,11 5543,11 5536,8 5533,0">
          <text:p/>
        </draw:polygon>
        <draw:polygon draw:style-name="gr4" draw:text-style-name="P4" draw:layer="layout" svg:width="5.545cm" svg:height="0.01cm" svg:x="7.514cm" svg:y="2.254cm" svg:viewBox="0 0 5546 11" draw:points="10,0 3,8 0,11 5546,11 5539,8 5536,0">
          <text:p/>
        </draw:polygon>
        <draw:polygon draw:style-name="gr4" draw:text-style-name="P4" draw:layer="layout" svg:width="5.944cm" svg:height="0.01cm" svg:x="13.049cm" svg:y="2.254cm" svg:viewBox="0 0 5945 11" draw:points="10,0 3,8 0,11 5945,11 5938,8 5934,0">
          <text:p/>
        </draw:polygon>
        <draw:polygon draw:style-name="gr4" draw:text-style-name="P4" draw:layer="layout" svg:width="0.011cm" svg:height="0.635cm" svg:x="1.982cm" svg:y="1.001cm" svg:viewBox="0 0 12 636" draw:points="0,636 5,633 12,626 12,11 5,7 0,0">
          <text:p/>
        </draw:polygon>
        <draw:polygon draw:style-name="gr4" draw:text-style-name="P4" draw:layer="layout" svg:width="0.011cm" svg:height="0.638cm" svg:x="1.982cm" svg:y="1.626cm" svg:viewBox="0 0 12 639" draw:points="0,639 5,636 12,629 12,10 5,7 0,0">
          <text:p/>
        </draw:polygon>
        <draw:polygon draw:style-name="gr4" draw:text-style-name="P4" draw:layer="layout" svg:width="0.01cm" svg:height="0.628cm" svg:x="7.514cm" svg:y="1.008cm" svg:viewBox="0 0 11 629" draw:points="0,619 4,626 11,629 11,4 4,0 0,4">
          <text:p/>
        </draw:polygon>
        <draw:polygon draw:style-name="gr4" draw:text-style-name="P4" draw:layer="layout" svg:width="0.01cm" svg:height="0.635cm" svg:x="7.514cm" svg:y="1.626cm" svg:viewBox="0 0 11 636" draw:points="0,629 4,636 11,629 11,0 4,7 0,10">
          <text:p/>
        </draw:polygon>
        <draw:polygon draw:style-name="gr4" draw:text-style-name="P4" draw:layer="layout" svg:width="0.01cm" svg:height="0.628cm" svg:x="13.049cm" svg:y="1.008cm" svg:viewBox="0 0 11 629" draw:points="0,629 3,626 11,619 11,4 3,0 0,4">
          <text:p/>
        </draw:polygon>
        <draw:polygon draw:style-name="gr4" draw:text-style-name="P4" draw:layer="layout" svg:width="0.01cm" svg:height="0.635cm" svg:x="13.049cm" svg:y="1.626cm" svg:viewBox="0 0 11 636" draw:points="0,629 3,636 11,629 11,10 3,7 0,0">
          <text:p/>
        </draw:polygon>
        <draw:polygon draw:style-name="gr4" draw:text-style-name="P4" draw:layer="layout" svg:width="0.011cm" svg:height="0.635cm" svg:x="18.982cm" svg:y="1.001cm" svg:viewBox="0 0 12 636" draw:points="0,626 5,633 12,636 12,0 5,7 0,11">
          <text:p/>
        </draw:polygon>
        <draw:polygon draw:style-name="gr4" draw:text-style-name="P4" draw:layer="layout" svg:width="0.011cm" svg:height="0.638cm" svg:x="18.982cm" svg:y="1.626cm" svg:viewBox="0 0 12 639" draw:points="0,629 5,636 12,639 12,0 5,7 0,10">
          <text:p/>
        </draw:polygon>
        <draw:frame draw:style-name="gr5" draw:text-style-name="P6" draw:layer="layout" svg:width="2.788cm" svg:height="0.424cm" svg:x="2.074cm" svg:y="1.106cm">
          <draw:text-box>
            <text:p text:style-name="P5"><text:span text:style-name="T1">ZEEB, CHARLOTTE</text:span></text:p>
          </draw:text-box>
        </draw:frame>
        <draw:frame draw:style-name="gr5" draw:text-style-name="P6" draw:layer="layout" svg:width="4.743cm" svg:height="0.424cm" svg:x="7.941cm" svg:y="1.42cm">
          <draw:text-box>
            <text:p text:style-name="P5"><text:span text:style-name="T1">HELMHOLTZ-ZENTRUM BERLIN</text:span></text:p>
          </draw:text-box>
        </draw:frame>
        <draw:frame draw:style-name="gr5" draw:text-style-name="P6" draw:layer="layout" svg:width="1.992cm" svg:height="0.424cm" svg:x="16.93cm" svg:y="1.106cm">
          <draw:text-box>
            <text:p text:style-name="P5"><text:span text:style-name="T1">2. SEMESTER</text:span></text:p>
          </draw:text-box>
        </draw:frame>
        <draw:frame draw:style-name="gr5" draw:text-style-name="P6" draw:layer="layout" svg:width="3.837cm" svg:height="0.424cm" svg:x="2.074cm" svg:y="1.734cm">
          <draw:text-box>
            <text:p text:style-name="P5"><text:span text:style-name="T1">2016/07/11 – 2016/07/15</text:span></text:p>
          </draw:text-box>
        </draw:frame>
        <draw:polygon draw:style-name="gr4" draw:text-style-name="P4" draw:layer="layout" svg:width="4.802cm" svg:height="0.011cm" svg:x="1.996cm" svg:y="2.998cm" svg:viewBox="0 0 4803 12" draw:points="0,0 4,8 11,12 4792,12 4795,8 4803,0">
          <text:p/>
        </draw:polygon>
        <draw:polygon draw:style-name="gr4" draw:text-style-name="P4" draw:layer="layout" svg:width="5.235cm" svg:height="0.011cm" svg:x="6.787cm" svg:y="2.998cm" svg:viewBox="0 0 5236 12" draw:points="0,0 3,8 11,12 5226,12 5229,8 5236,0">
          <text:p/>
        </draw:polygon>
        <draw:polygon draw:style-name="gr4" draw:text-style-name="P4" draw:layer="layout" svg:width="4.011cm" svg:height="0.011cm" svg:x="12.012cm" svg:y="2.998cm" svg:viewBox="0 0 4012 12" draw:points="0,0 3,8 10,12 4001,12 4005,8 4012,0">
          <text:p/>
        </draw:polygon>
        <draw:polygon draw:style-name="gr4" draw:text-style-name="P4" draw:layer="layout" svg:width="2.995cm" svg:height="0.011cm" svg:x="16.012cm" svg:y="2.998cm" svg:viewBox="0 0 2996 12" draw:points="0,0 4,8 11,12 2986,12 2989,8 2996,0">
          <text:p/>
        </draw:polygon>
        <draw:polygon draw:style-name="gr4" draw:text-style-name="P4" draw:layer="layout" svg:width="4.79cm" svg:height="0.011cm" svg:x="2cm" svg:y="4.296cm" svg:viewBox="0 0 4791 12" draw:points="7,0 0,7 7,12 4788,12 4791,7 4788,0">
          <text:p/>
        </draw:polygon>
        <draw:polygon draw:style-name="gr4" draw:text-style-name="P4" draw:layer="layout" svg:width="5.225cm" svg:height="0.011cm" svg:x="6.79cm" svg:y="4.296cm" svg:viewBox="0 0 5226 12" draw:points="8,0 0,7 8,12 5223,12 5226,7 5223,0">
          <text:p/>
        </draw:polygon>
        <draw:polygon draw:style-name="gr4" draw:text-style-name="P4" draw:layer="layout" svg:width="4.001cm" svg:height="0.011cm" svg:x="12.015cm" svg:y="4.296cm" svg:viewBox="0 0 4002 12" draw:points="7,0 0,7 7,12 3998,12 4002,7 3998,0">
          <text:p/>
        </draw:polygon>
        <draw:polygon draw:style-name="gr4" draw:text-style-name="P4" draw:layer="layout" svg:width="2.984cm" svg:height="0.011cm" svg:x="16.016cm" svg:y="4.296cm" svg:viewBox="0 0 2985 12" draw:points="7,0 0,7 7,12 2982,12 2985,7 2982,0">
          <text:p/>
        </draw:polygon>
        <draw:polygon draw:style-name="gr4" draw:text-style-name="P4" draw:layer="layout" svg:width="4.79cm" svg:height="0.01cm" svg:x="2cm" svg:y="6.191cm" svg:viewBox="0 0 4791 11" draw:points="7,0 0,8 7,11 4788,11 4791,8 4788,0">
          <text:p/>
        </draw:polygon>
        <draw:polygon draw:style-name="gr4" draw:text-style-name="P4" draw:layer="layout" svg:width="5.225cm" svg:height="0.01cm" svg:x="6.79cm" svg:y="6.191cm" svg:viewBox="0 0 5226 11" draw:points="8,0 0,8 8,11 5223,11 5226,8 5223,0">
          <text:p/>
        </draw:polygon>
        <draw:polygon draw:style-name="gr4" draw:text-style-name="P4" draw:layer="layout" svg:width="4.001cm" svg:height="0.01cm" svg:x="12.015cm" svg:y="6.191cm" svg:viewBox="0 0 4002 11" draw:points="7,0 0,8 7,11 3998,11 4002,8 3998,0">
          <text:p/>
        </draw:polygon>
        <draw:polygon draw:style-name="gr4" draw:text-style-name="P4" draw:layer="layout" svg:width="2.984cm" svg:height="0.01cm" svg:x="16.016cm" svg:y="6.191cm" svg:viewBox="0 0 2985 11" draw:points="7,0 0,8 7,11 2982,11 2985,8 2982,0">
          <text:p/>
        </draw:polygon>
        <draw:polygon draw:style-name="gr4" draw:text-style-name="P4" draw:layer="layout" svg:width="4.79cm" svg:height="0.011cm" svg:x="2cm" svg:y="8.512cm" svg:viewBox="0 0 4791 12" draw:points="7,0 0,8 7,12 4788,12 4791,8 4788,0">
          <text:p/>
        </draw:polygon>
        <draw:polygon draw:style-name="gr4" draw:text-style-name="P4" draw:layer="layout" svg:width="5.225cm" svg:height="0.011cm" svg:x="6.79cm" svg:y="8.512cm" svg:viewBox="0 0 5226 12" draw:points="8,0 0,8 8,12 5223,12 5226,8 5223,0">
          <text:p/>
        </draw:polygon>
        <draw:polygon draw:style-name="gr4" draw:text-style-name="P4" draw:layer="layout" svg:width="4.001cm" svg:height="0.011cm" svg:x="12.015cm" svg:y="8.512cm" svg:viewBox="0 0 4002 12" draw:points="7,0 0,8 7,12 3998,12 4002,8 3998,0">
          <text:p/>
        </draw:polygon>
        <draw:polygon draw:style-name="gr4" draw:text-style-name="P4" draw:layer="layout" svg:width="2.984cm" svg:height="0.011cm" svg:x="16.016cm" svg:y="8.512cm" svg:viewBox="0 0 2985 12" draw:points="7,0 0,8 7,12 2982,12 2985,8 2982,0">
          <text:p/>
        </draw:polygon>
        <draw:polygon draw:style-name="gr4" draw:text-style-name="P4" draw:layer="layout" svg:width="4.79cm" svg:height="0.011cm" svg:x="2cm" svg:y="11.253cm" svg:viewBox="0 0 4791 12" draw:points="7,0 0,8 7,12 4788,12 4791,8 4788,0">
          <text:p/>
        </draw:polygon>
        <draw:polygon draw:style-name="gr4" draw:text-style-name="P4" draw:layer="layout" svg:width="5.225cm" svg:height="0.011cm" svg:x="6.79cm" svg:y="11.253cm" svg:viewBox="0 0 5226 12" draw:points="8,0 0,8 8,12 5223,12 5226,8 5223,0">
          <text:p/>
        </draw:polygon>
        <draw:polygon draw:style-name="gr4" draw:text-style-name="P4" draw:layer="layout" svg:width="4.001cm" svg:height="0.011cm" svg:x="12.015cm" svg:y="11.253cm" svg:viewBox="0 0 4002 12" draw:points="7,0 0,8 7,12 3998,12 4002,8 3998,0">
          <text:p/>
        </draw:polygon>
        <draw:polygon draw:style-name="gr4" draw:text-style-name="P4" draw:layer="layout" svg:width="2.984cm" svg:height="0.011cm" svg:x="16.016cm" svg:y="11.253cm" svg:viewBox="0 0 2985 12" draw:points="7,0 0,8 7,12 2982,12 2985,8 2982,0">
          <text:p/>
        </draw:polygon>
        <draw:polygon draw:style-name="gr4" draw:text-style-name="P4" draw:layer="layout" svg:width="4.79cm" svg:height="0.011cm" svg:x="2cm" svg:y="12.77cm" svg:viewBox="0 0 4791 12" draw:points="7,0 0,8 7,12 4788,12 4791,8 4788,0">
          <text:p/>
        </draw:polygon>
        <draw:polygon draw:style-name="gr4" draw:text-style-name="P4" draw:layer="layout" svg:width="5.225cm" svg:height="0.011cm" svg:x="6.79cm" svg:y="12.77cm" svg:viewBox="0 0 5226 12" draw:points="8,0 0,8 8,12 5223,12 5226,8 5223,0">
          <text:p/>
        </draw:polygon>
        <draw:polygon draw:style-name="gr4" draw:text-style-name="P4" draw:layer="layout" svg:width="4.001cm" svg:height="0.011cm" svg:x="12.015cm" svg:y="12.77cm" svg:viewBox="0 0 4002 12" draw:points="7,0 0,8 7,12 3998,12 4002,8 3998,0">
          <text:p/>
        </draw:polygon>
        <draw:polygon draw:style-name="gr4" draw:text-style-name="P4" draw:layer="layout" svg:width="2.984cm" svg:height="0.011cm" svg:x="16.016cm" svg:y="12.77cm" svg:viewBox="0 0 2985 12" draw:points="7,0 0,8 7,12 2982,12 2985,8 2982,0">
          <text:p/>
        </draw:polygon>
        <draw:polygon draw:style-name="gr4" draw:text-style-name="P4" draw:layer="layout" svg:width="4.802cm" svg:height="0.011cm" svg:x="1.996cm" svg:y="14.241cm" svg:viewBox="0 0 4803 12" draw:points="11,0 4,8 0,12 4803,12 4795,8 4792,0">
          <text:p/>
        </draw:polygon>
        <draw:polygon draw:style-name="gr4" draw:text-style-name="P4" draw:layer="layout" svg:width="5.235cm" svg:height="0.011cm" svg:x="6.787cm" svg:y="14.241cm" svg:viewBox="0 0 5236 12" draw:points="11,0 3,8 0,12 5236,12 5229,8 5226,0">
          <text:p/>
        </draw:polygon>
        <draw:polygon draw:style-name="gr4" draw:text-style-name="P4" draw:layer="layout" svg:width="4.011cm" svg:height="0.011cm" svg:x="12.012cm" svg:y="14.241cm" svg:viewBox="0 0 4012 12" draw:points="10,0 3,8 0,12 4012,12 4005,8 4001,0">
          <text:p/>
        </draw:polygon>
        <draw:polygon draw:style-name="gr4" draw:text-style-name="P4" draw:layer="layout" svg:width="2.995cm" svg:height="0.011cm" svg:x="16.012cm" svg:y="14.241cm" svg:viewBox="0 0 2996 12" draw:points="11,0 4,8 0,12 2996,12 2989,8 2986,0">
          <text:p/>
        </draw:polygon>
        <draw:polygon draw:style-name="gr4" draw:text-style-name="P4" draw:layer="layout" svg:width="0.011cm" svg:height="1.309cm" svg:x="1.996cm" svg:y="2.998cm" svg:viewBox="0 0 12 1310" draw:points="0,1310 4,1306 12,1299 12,11 4,7 0,0">
          <text:p/>
        </draw:polygon>
        <draw:polygon draw:style-name="gr4" draw:text-style-name="P4" draw:layer="layout" svg:width="0.011cm" svg:height="1.905cm" svg:x="1.996cm" svg:y="4.296cm" svg:viewBox="0 0 12 1906" draw:points="0,1906 4,1903 12,1896 12,11 4,7 0,0">
          <text:p/>
        </draw:polygon>
        <draw:polygon draw:style-name="gr4" draw:text-style-name="P4" draw:layer="layout" svg:width="0.011cm" svg:height="2.332cm" svg:x="1.996cm" svg:y="6.191cm" svg:viewBox="0 0 12 2333" draw:points="0,2333 4,2329 12,2322 12,10 4,7 0,0">
          <text:p/>
        </draw:polygon>
        <draw:polygon draw:style-name="gr4" draw:text-style-name="P4" draw:layer="layout" svg:width="0.011cm" svg:height="2.752cm" svg:x="1.996cm" svg:y="8.512cm" svg:viewBox="0 0 12 2753" draw:points="0,2753 4,2749 12,2742 12,11 4,7 0,0">
          <text:p/>
        </draw:polygon>
        <draw:polygon draw:style-name="gr4" draw:text-style-name="P4" draw:layer="layout" svg:width="0.011cm" svg:height="1.528cm" svg:x="1.996cm" svg:y="11.253cm" svg:viewBox="0 0 12 1529" draw:points="0,1529 4,1525 12,1518 12,11 4,7 0,0">
          <text:p/>
        </draw:polygon>
        <draw:polygon draw:style-name="gr4" draw:text-style-name="P4" draw:layer="layout" svg:width="0.011cm" svg:height="1.482cm" svg:x="1.996cm" svg:y="12.77cm" svg:viewBox="0 0 12 1483" draw:points="0,1483 4,1479 12,1472 12,11 4,7 0,0">
          <text:p/>
        </draw:polygon>
        <draw:polygon draw:style-name="gr4" draw:text-style-name="P4" draw:layer="layout" svg:width="0.011cm" svg:height="1.298cm" svg:x="6.787cm" svg:y="3.005cm" svg:viewBox="0 0 12 1299" draw:points="0,1292 3,1299 12,1292 12,4 3,0 0,4">
          <text:p/>
        </draw:polygon>
        <draw:polygon draw:style-name="gr4" draw:text-style-name="P4" draw:layer="layout" svg:width="0.011cm" svg:height="1.895cm" svg:x="6.787cm" svg:y="4.303cm" svg:viewBox="0 0 12 1896" draw:points="0,1889 3,1896 12,1889 12,4 3,0 0,4">
          <text:p/>
        </draw:polygon>
        <draw:polygon draw:style-name="gr4" draw:text-style-name="P4" draw:layer="layout" svg:width="0.011cm" svg:height="2.321cm" svg:x="6.787cm" svg:y="6.198cm" svg:viewBox="0 0 12 2322" draw:points="0,2315 3,2322 12,2315 12,3 3,0 0,3">
          <text:p/>
        </draw:polygon>
        <draw:polygon draw:style-name="gr4" draw:text-style-name="P4" draw:layer="layout" svg:width="0.011cm" svg:height="2.741cm" svg:x="6.787cm" svg:y="8.519cm" svg:viewBox="0 0 12 2742" draw:points="0,2735 3,2742 12,2735 12,4 3,0 0,4">
          <text:p/>
        </draw:polygon>
        <draw:polygon draw:style-name="gr4" draw:text-style-name="P4" draw:layer="layout" svg:width="0.011cm" svg:height="1.517cm" svg:x="6.787cm" svg:y="11.26cm" svg:viewBox="0 0 12 1518" draw:points="0,1511 3,1518 12,1511 12,4 3,0 0,4">
          <text:p/>
        </draw:polygon>
        <draw:polygon draw:style-name="gr4" draw:text-style-name="P4" draw:layer="layout" svg:width="0.011cm" svg:height="1.471cm" svg:x="6.787cm" svg:y="12.777cm" svg:viewBox="0 0 12 1472" draw:points="0,1465 3,1472 12,1465 12,4 3,0 0,4">
          <text:p/>
        </draw:polygon>
        <draw:polygon draw:style-name="gr4" draw:text-style-name="P4" draw:layer="layout" svg:width="0.01cm" svg:height="1.298cm" svg:x="12.012cm" svg:y="3.005cm" svg:viewBox="0 0 11 1299" draw:points="0,1292 4,1299 11,1292 11,4 4,0 0,4">
          <text:p/>
        </draw:polygon>
        <draw:polygon draw:style-name="gr4" draw:text-style-name="P4" draw:layer="layout" svg:width="0.01cm" svg:height="1.895cm" svg:x="12.012cm" svg:y="4.303cm" svg:viewBox="0 0 11 1896" draw:points="0,1889 4,1896 11,1889 11,4 4,0 0,4">
          <text:p/>
        </draw:polygon>
        <draw:polygon draw:style-name="gr4" draw:text-style-name="P4" draw:layer="layout" svg:width="0.01cm" svg:height="2.321cm" svg:x="12.012cm" svg:y="6.198cm" svg:viewBox="0 0 11 2322" draw:points="0,2315 4,2322 11,2315 11,3 4,0 0,3">
          <text:p/>
        </draw:polygon>
        <draw:polygon draw:style-name="gr4" draw:text-style-name="P4" draw:layer="layout" svg:width="0.01cm" svg:height="2.741cm" svg:x="12.012cm" svg:y="8.519cm" svg:viewBox="0 0 11 2742" draw:points="0,2735 4,2742 11,2735 11,4 4,0 0,4">
          <text:p/>
        </draw:polygon>
        <draw:polygon draw:style-name="gr4" draw:text-style-name="P4" draw:layer="layout" svg:width="0.01cm" svg:height="1.517cm" svg:x="12.012cm" svg:y="11.26cm" svg:viewBox="0 0 11 1518" draw:points="0,1511 4,1518 11,1511 11,4 4,0 0,4">
          <text:p/>
        </draw:polygon>
        <draw:polygon draw:style-name="gr4" draw:text-style-name="P4" draw:layer="layout" svg:width="0.01cm" svg:height="1.471cm" svg:x="12.012cm" svg:y="12.777cm" svg:viewBox="0 0 11 1472" draw:points="0,1465 4,1472 11,1465 11,4 4,0 0,4">
          <text:p/>
        </draw:polygon>
        <draw:polygon draw:style-name="gr4" draw:text-style-name="P4" draw:layer="layout" svg:width="0.011cm" svg:height="1.298cm" svg:x="16.012cm" svg:y="3.005cm" svg:viewBox="0 0 12 1299" draw:points="0,1292 5,1299 12,1292 12,4 5,0 0,4">
          <text:p/>
        </draw:polygon>
        <draw:polygon draw:style-name="gr4" draw:text-style-name="P4" draw:layer="layout" svg:width="0.011cm" svg:height="1.895cm" svg:x="16.012cm" svg:y="4.303cm" svg:viewBox="0 0 12 1896" draw:points="0,1889 5,1896 12,1889 12,4 5,0 0,4">
          <text:p/>
        </draw:polygon>
        <draw:polygon draw:style-name="gr4" draw:text-style-name="P4" draw:layer="layout" svg:width="0.011cm" svg:height="2.321cm" svg:x="16.012cm" svg:y="6.198cm" svg:viewBox="0 0 12 2322" draw:points="0,2315 5,2322 12,2315 12,3 5,0 0,3">
          <text:p/>
        </draw:polygon>
        <draw:polygon draw:style-name="gr4" draw:text-style-name="P4" draw:layer="layout" svg:width="0.011cm" svg:height="2.741cm" svg:x="16.012cm" svg:y="8.519cm" svg:viewBox="0 0 12 2742" draw:points="0,2735 5,2742 12,2735 12,4 5,0 0,4">
          <text:p/>
        </draw:polygon>
        <draw:polygon draw:style-name="gr4" draw:text-style-name="P4" draw:layer="layout" svg:width="0.011cm" svg:height="1.517cm" svg:x="16.012cm" svg:y="11.26cm" svg:viewBox="0 0 12 1518" draw:points="0,1511 5,1518 12,1511 12,4 5,0 0,4">
          <text:p/>
        </draw:polygon>
        <draw:polygon draw:style-name="gr4" draw:text-style-name="P4" draw:layer="layout" svg:width="0.011cm" svg:height="1.471cm" svg:x="16.012cm" svg:y="12.777cm" svg:viewBox="0 0 12 1472" draw:points="0,1465 5,1472 12,1465 12,4 5,0 0,4">
          <text:p/>
        </draw:polygon>
        <draw:polygon draw:style-name="gr4" draw:text-style-name="P4" draw:layer="layout" svg:width="0.01cm" svg:height="1.309cm" svg:x="18.997cm" svg:y="2.998cm" svg:viewBox="0 0 11 1310" draw:points="0,1299 3,1306 11,1310 11,0 3,7 0,11">
          <text:p/>
        </draw:polygon>
        <draw:polygon draw:style-name="gr4" draw:text-style-name="P4" draw:layer="layout" svg:width="0.01cm" svg:height="1.905cm" svg:x="18.997cm" svg:y="4.296cm" svg:viewBox="0 0 11 1906" draw:points="0,1896 3,1903 11,1906 11,0 3,7 0,11">
          <text:p/>
        </draw:polygon>
        <draw:polygon draw:style-name="gr4" draw:text-style-name="P4" draw:layer="layout" svg:width="0.01cm" svg:height="2.332cm" svg:x="18.997cm" svg:y="6.191cm" svg:viewBox="0 0 11 2333" draw:points="0,2322 3,2329 11,2333 11,0 3,7 0,10">
          <text:p/>
        </draw:polygon>
        <draw:polygon draw:style-name="gr4" draw:text-style-name="P4" draw:layer="layout" svg:width="0.01cm" svg:height="2.752cm" svg:x="18.997cm" svg:y="8.512cm" svg:viewBox="0 0 11 2753" draw:points="0,2742 3,2749 11,2753 11,0 3,7 0,11">
          <text:p/>
        </draw:polygon>
        <draw:polygon draw:style-name="gr4" draw:text-style-name="P4" draw:layer="layout" svg:width="0.01cm" svg:height="1.528cm" svg:x="18.997cm" svg:y="11.253cm" svg:viewBox="0 0 11 1529" draw:points="0,1518 3,1525 11,1529 11,0 3,7 0,11">
          <text:p/>
        </draw:polygon>
        <draw:polygon draw:style-name="gr4" draw:text-style-name="P4" draw:layer="layout" svg:width="0.01cm" svg:height="1.482cm" svg:x="18.997cm" svg:y="12.77cm" svg:viewBox="0 0 11 1483" draw:points="0,1472 3,1479 11,1483 11,0 3,7 0,11">
          <text:p/>
        </draw:polygon>
        <draw:frame draw:style-name="gr5" draw:text-style-name="P6" draw:layer="layout" svg:width="1.827cm" svg:height="0.424cm" svg:x="17.099cm" svg:y="1.734cm">
          <draw:text-box>
            <text:p text:style-name="P5"><text:span text:style-name="T1">KW 28 2016</text:span></text:p>
          </draw:text-box>
        </draw:frame>
        <draw:frame draw:style-name="gr5" draw:text-style-name="P6" draw:layer="layout" svg:width="0.595cm" svg:height="0.424cm" svg:x="4.103cm" svg:y="3.441cm">
          <draw:text-box>
            <text:p text:style-name="P5"><text:span text:style-name="T1">TAG</text:span></text:p>
          </draw:text-box>
        </draw:frame>
        <draw:frame draw:style-name="gr5" draw:text-style-name="P6" draw:layer="layout" svg:width="1.115cm" svg:height="0.424cm" svg:x="8.851cm" svg:y="3.441cm">
          <draw:text-box>
            <text:p text:style-name="P5"><text:span text:style-name="T1">INHALT</text:span></text:p>
          </draw:text-box>
        </draw:frame>
        <draw:frame draw:style-name="gr5" draw:text-style-name="P6" draw:layer="layout" svg:width="1.979cm" svg:height="0.424cm" svg:x="13.039cm" svg:y="3.441cm">
          <draw:text-box>
            <text:p text:style-name="P5"><text:span text:style-name="T1">ARBEITSZEIT</text:span></text:p>
          </draw:text-box>
        </draw:frame>
        <draw:frame draw:style-name="gr5" draw:text-style-name="P6" draw:layer="layout" svg:width="0.645cm" svg:height="0.424cm" svg:x="17.187cm" svg:y="3.441cm">
          <draw:text-box>
            <text:p text:style-name="P5"><text:span text:style-name="T1">ORT</text:span></text:p>
          </draw:text-box>
        </draw:frame>
        <draw:frame draw:style-name="gr5" draw:text-style-name="P6" draw:layer="layout" svg:width="3.427cm" svg:height="0.424cm" svg:x="2.706cm" svg:y="5.036cm">
          <draw:text-box>
            <text:p text:style-name="P5"><text:span text:style-name="T1">2016/07/11 – MONTAG</text:span></text:p>
          </draw:text-box>
        </draw:frame>
        <draw:frame draw:style-name="gr5" draw:text-style-name="P6" draw:layer="layout" svg:width="4.32cm" svg:height="0.424cm" svg:x="7.581cm" svg:y="4.824cm">
          <draw:text-box>
            <text:p text:style-name="P5"><text:span text:style-name="T2">Sachen für das Azubigrillen</text:span></text:p>
          </draw:text-box>
        </draw:frame>
        <draw:frame draw:style-name="gr5" draw:text-style-name="P6" draw:layer="layout" svg:width="3.592cm" svg:height="0.424cm" svg:x="7.93cm" svg:y="5.248cm">
          <draw:text-box>
            <text:p text:style-name="P5"><text:span text:style-name="T2">abgeklärt angefordert.</text:span></text:p>
          </draw:text-box>
        </draw:frame>
        <draw:frame draw:style-name="gr5" draw:text-style-name="P6" draw:layer="layout" svg:width="1.818cm" svg:height="0.424cm" svg:x="13.109cm" svg:y="5.036cm">
          <draw:text-box>
            <text:p text:style-name="P5"><text:span text:style-name="T2">0700 – 1500</text:span></text:p>
          </draw:text-box>
        </draw:frame>
        <draw:frame draw:style-name="gr5" draw:text-style-name="P6" draw:layer="layout" svg:width="0.633cm" svg:height="0.424cm" svg:x="17.18cm" svg:y="5.036cm">
          <draw:text-box>
            <text:p text:style-name="P5"><text:span text:style-name="T2">HZB</text:span></text:p>
          </draw:text-box>
        </draw:frame>
        <draw:frame draw:style-name="gr5" draw:text-style-name="P6" draw:layer="layout" svg:width="3.638cm" svg:height="0.424cm" svg:x="2.604cm" svg:y="7.146cm">
          <draw:text-box>
            <text:p text:style-name="P5"><text:span text:style-name="T1">2016/07/12 – DIENSTAG</text:span></text:p>
          </draw:text-box>
        </draw:frame>
        <draw:frame draw:style-name="gr5" draw:text-style-name="P6" draw:layer="layout" svg:width="4.786cm" svg:height="0.424cm" svg:x="7.027cm" svg:y="6.722cm">
          <draw:text-box>
            <text:p text:style-name="P5"><text:span text:style-name="T3">CISCO </text:span><text:span text:style-name="T2">chapter 3 weitergeführt.</text:span></text:p>
          </draw:text-box>
        </draw:frame>
        <draw:frame draw:style-name="gr5" draw:text-style-name="P6" draw:layer="layout" svg:width="3.939cm" svg:height="0.424cm" svg:x="7.447cm" svg:y="7.146cm">
          <draw:text-box>
            <text:p text:style-name="P5"><text:span text:style-name="T2">Weiterhin Sachen für das</text:span></text:p>
          </draw:text-box>
        </draw:frame>
        <draw:frame draw:style-name="gr5" draw:text-style-name="P6" draw:layer="layout" svg:width="3.791cm" svg:height="0.424cm" svg:x="7.521cm" svg:y="7.569cm">
          <draw:text-box>
            <text:p text:style-name="P5"><text:span text:style-name="T2">Azubigrillen organisiert.</text:span></text:p>
          </draw:text-box>
        </draw:frame>
        <draw:frame draw:style-name="gr5" draw:text-style-name="P6" draw:layer="layout" svg:width="1.81cm" svg:height="0.424cm" svg:x="13.113cm" svg:y="7.146cm">
          <draw:text-box>
            <text:p text:style-name="P5"><text:span text:style-name="T2">0700 – 1540</text:span></text:p>
          </draw:text-box>
        </draw:frame>
        <draw:frame draw:style-name="gr5" draw:text-style-name="P6" draw:layer="layout" svg:width="0.633cm" svg:height="0.424cm" svg:x="17.18cm" svg:y="7.146cm">
          <draw:text-box>
            <text:p text:style-name="P5"><text:span text:style-name="T2">HZB</text:span></text:p>
          </draw:text-box>
        </draw:frame>
        <draw:frame draw:style-name="gr5" draw:text-style-name="P6" draw:layer="layout" svg:width="3.833cm" svg:height="0.424cm" svg:x="2.505cm" svg:y="9.675cm">
          <draw:text-box>
            <text:p text:style-name="P5"><text:span text:style-name="T1">2016/07/13 – MITTWOCH</text:span></text:p>
          </draw:text-box>
        </draw:frame>
        <draw:frame draw:style-name="gr5" draw:text-style-name="P6" draw:layer="layout" svg:width="2.716cm" svg:height="0.424cm" svg:x="8.05cm" svg:y="9.04cm">
          <draw:text-box>
            <text:p text:style-name="P5"><text:span text:style-name="T2">Inhalte bezüglich</text:span></text:p>
          </draw:text-box>
        </draw:frame>
        <draw:frame draw:style-name="gr5" draw:text-style-name="P6" draw:layer="layout" svg:width="3.317cm" svg:height="0.424cm" svg:x="7.754cm" svg:y="9.463cm">
          <draw:text-box>
            <text:p text:style-name="P5"><text:span text:style-name="T2">Linux/Windows LDAP</text:span></text:p>
          </draw:text-box>
        </draw:frame>
        <draw:frame draw:style-name="gr5" draw:text-style-name="P6" draw:layer="layout" svg:width="4.371cm" svg:height="0.424cm" svg:x="7.232cm" svg:y="9.887cm">
          <draw:text-box>
            <text:p text:style-name="P5"><text:span text:style-name="T2">Identifizierung nachgelesen</text:span></text:p>
          </draw:text-box>
        </draw:frame>
        <draw:frame draw:style-name="gr5" draw:text-style-name="P6" draw:layer="layout" svg:width="2.876cm" svg:height="0.424cm" svg:x="7.966cm" svg:y="10.31cm">
          <draw:text-box>
            <text:p text:style-name="P5"><text:span text:style-name="T2">(Samba/Winbind).</text:span></text:p>
          </draw:text-box>
        </draw:frame>
        <draw:frame draw:style-name="gr5" draw:text-style-name="P6" draw:layer="layout" svg:width="1.81cm" svg:height="0.424cm" svg:x="13.113cm" svg:y="9.675cm">
          <draw:text-box>
            <text:p text:style-name="P5"><text:span text:style-name="T2">0700 – 1540</text:span></text:p>
          </draw:text-box>
        </draw:frame>
        <draw:frame draw:style-name="gr5" draw:text-style-name="P6" draw:layer="layout" svg:width="0.633cm" svg:height="0.424cm" svg:x="17.18cm" svg:y="9.675cm">
          <draw:text-box>
            <text:p text:style-name="P5"><text:span text:style-name="T2">HZB</text:span></text:p>
          </draw:text-box>
        </draw:frame>
        <draw:frame draw:style-name="gr5" draw:text-style-name="P6" draw:layer="layout" svg:width="4.244cm" svg:height="0.424cm" svg:x="2.304cm" svg:y="11.806cm">
          <draw:text-box>
            <text:p text:style-name="P5"><text:span text:style-name="T1">2016/07/14 – DONNERSTAG</text:span></text:p>
          </draw:text-box>
        </draw:frame>
        <draw:frame draw:style-name="gr5" draw:text-style-name="P6" draw:layer="layout" svg:width="1.251cm" svg:height="0.424cm" svg:x="8.767cm" svg:y="11.785cm">
          <draw:text-box>
            <text:p text:style-name="P5"><text:span text:style-name="T2">URLAUB</text:span></text:p>
          </draw:text-box>
        </draw:frame>
        <draw:frame draw:style-name="gr5" draw:text-style-name="P6" draw:layer="layout" svg:width="0.352cm" svg:height="0.424cm" svg:x="13.907cm" svg:y="11.806cm">
          <draw:text-box>
            <text:p text:style-name="P5"><text:span text:style-name="T2">/</text:span></text:p>
          </draw:text-box>
        </draw:frame>
        <draw:frame draw:style-name="gr5" draw:text-style-name="P6" draw:layer="layout" svg:width="0.633cm" svg:height="0.424cm" svg:x="17.18cm" svg:y="11.806cm">
          <draw:text-box>
            <text:p text:style-name="P5"><text:span text:style-name="T2">HZB</text:span></text:p>
          </draw:text-box>
        </draw:frame>
        <draw:frame draw:style-name="gr5" draw:text-style-name="P6" draw:layer="layout" svg:width="3.372cm" svg:height="0.424cm" svg:x="2.734cm" svg:y="13.298cm">
          <draw:text-box>
            <text:p text:style-name="P5"><text:span text:style-name="T1">2016/07/15 – FREITAG</text:span></text:p>
          </draw:text-box>
        </draw:frame>
        <draw:frame draw:style-name="gr5" draw:text-style-name="P6" draw:layer="layout" svg:width="1.251cm" svg:height="0.424cm" svg:x="8.759cm" svg:y="13.298cm">
          <draw:text-box>
            <text:p text:style-name="P5"><text:span text:style-name="T2">URLAUB</text:span></text:p>
          </draw:text-box>
        </draw:frame>
        <draw:frame draw:style-name="gr5" draw:text-style-name="P6" draw:layer="layout" svg:width="1.856cm" svg:height="0.424cm" svg:x="13.088cm" svg:y="13.298cm">
          <draw:text-box>
            <text:p text:style-name="P5"><text:span text:style-name="T2">0800 – 1500</text:span></text:p>
          </draw:text-box>
        </draw:frame>
        <draw:polygon draw:style-name="gr6" draw:text-style-name="P7" draw:layer="layout" svg:width="5.665cm" svg:height="0.01cm" svg:x="2cm" svg:y="24.705cm" svg:viewBox="0 0 5666 11" draw:points="0,0 5666,0 5666,11 0,11">
          <text:p/>
        </draw:polygon>
        <draw:polygon draw:style-name="gr6" draw:text-style-name="P7" draw:layer="layout" svg:width="5.665cm" svg:height="0.01cm" svg:x="13.335cm" svg:y="24.705cm" svg:viewBox="0 0 5666 11" draw:points="0,0 5666,0 5666,11 0,11">
          <text:p/>
        </draw:polygon>
        <draw:frame draw:style-name="gr5" draw:text-style-name="P6" draw:layer="layout" svg:width="0.633cm" svg:height="0.424cm" svg:x="17.18cm" svg:y="13.298cm">
          <draw:text-box>
            <text:p text:style-name="P5"><text:span text:style-name="T2">HZB</text:span></text:p>
          </draw:text-box>
        </draw:frame>
        <draw:frame draw:style-name="gr5" draw:text-style-name="P6" draw:layer="layout" svg:width="3.439cm" svg:height="0.424cm" svg:x="2.103cm" svg:y="24.809cm">
          <draw:text-box>
            <text:p text:style-name="P5"><text:span text:style-name="T2">Unterschrift Ausbilder</text:span></text:p>
          </draw:text-box>
        </draw:frame>
        <draw:line draw:style-name="gr7" draw:text-style-name="P8" draw:layer="layout" svg:x1="7.623cm" svg:y1="26.924cm" svg:x2="13.303cm" svg:y2="26.924cm">
          <text:p/>
        </draw:line>
        <draw:line draw:style-name="gr7" draw:text-style-name="P8" draw:layer="layout" svg:x1="6.498cm" svg:y1="26.927cm" svg:x2="14.485cm" svg:y2="26.927cm">
          <text:p/>
        </draw:line>
        <draw:frame draw:style-name="gr5" draw:text-style-name="P6" draw:layer="layout" svg:width="4.388cm" svg:height="0.424cm" svg:x="14.46cm" svg:y="24.809cm">
          <draw:text-box>
            <text:p text:style-name="P5"><text:span text:style-name="T2">Unterschrift Auszubildender</text:span></text:p>
          </draw:text-box>
        </draw:frame>
        <draw:frame draw:style-name="gr5" draw:text-style-name="P6" draw:layer="layout" svg:width="7.021cm" svg:height="0.424cm" svg:x="6.939cm" svg:y="27.021cm">
          <draw:text-box>
            <text:p text:style-name="P5"><text:span text:style-name="T2">Unterschrift Klassenlehrer/Außerbetriebliche</text:span></text:p>
          </draw:text-box>
        </draw:frame>
        <draw:frame draw:style-name="gr5" draw:text-style-name="P6" draw:layer="layout" svg:width="1.839cm" svg:height="0.424cm" svg:x="9.55cm" svg:y="27.444cm">
          <draw:text-box>
            <text:p text:style-name="P5"><text:span text:style-name="T2">Fortbildu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9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7"/>
    <meta:generator>LibreOffice/5.2.3.3$Linux_X86_64 LibreOffice_project/20m0$Build-3</meta:generator>
  </office:meta>
</office:document-meta>
</file>